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style:font-name="Segoe UI Emoji" style:font-name-complex="Segoe UI Emoji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style:font-name="Segoe UI Emoji" style:font-name-complex="Segoe UI Emoji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style:font-name="Segoe UI Emoji" style:font-name-complex="Segoe UI Emoji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style:font-name="Segoe UI Emoji" style:font-name-complex="Segoe UI Emoji"/>
    </style:style>
    <style:style style:name="T21" style:parent-style-name="DefaultParagraphFont" style:family="text">
      <style:text-properties style:font-name="Segoe UI Emoji" style:font-name-complex="Segoe UI Emoji"/>
    </style:style>
    <style:style style:name="T22" style:parent-style-name="DefaultParagraphFont" style:family="text">
      <style:text-properties style:font-name="Segoe UI Emoji" style:font-name-complex="Segoe UI Emoji"/>
    </style:style>
    <style:style style:name="T23" style:parent-style-name="DefaultParagraphFont" style:family="text">
      <style:text-properties style:font-name="Segoe UI Emoji" style:font-name-complex="Segoe UI Emoji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style:font-name="Segoe UI Emoji" style:font-name-complex="Segoe UI Emoji"/>
    </style:style>
    <style:style style:name="T26" style:parent-style-name="DefaultParagraphFont" style:family="text">
      <style:text-properties style:font-name="Segoe UI Emoji" style:font-name-complex="Segoe UI Emoji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2">🌿</text:span><text:span text:style-name="T3"><text:s/>Talewell Alpha Is Here!</text:span></text:p>
      <text:p text:style-name="Normal"><text:span text:style-name="T4">✨</text:span><text:s/><text:span text:style-name="T5">Step into worlds woven by imagination — where every choice shapes your story.</text:span></text:p>
      <text:p text:style-name="Normal">I’m thrilled to announce the<text:s/><text:span text:style-name="T6">alpha release of Talewell</text:span>, a new<text:s/><text:span text:style-name="T7">choose-your-own-adventure storytelling app</text:span><text:s/>that lets you<text:s/>explore interactive tales filled with art, mystery, and wonder.</text:p>
      <text:p text:style-name="Normal">Talewell transforms storytelling into a living experience — your decisions guide each twist, path, and ending.</text:p>
      <text:p text:style-name="Normal"><text:span text:style-name="T8">📱</text:span><text:s/><text:span text:style-name="T9">Now available for Android (Alpha)</text:span><text:line-break/>I’m looking for<text:s/><text:span text:style-name="T10">testers and story enthusiasts</text:span><text:s/>to help refine Talewell before its full release.<text:line-break/>This is a “friends and family” release and an invite to join the internal test, experience early stories like<text:s/><text:span text:style-name="T11">Totes McGoats and the Island of Cluckers</text:span><text:s/>and share your feedback to help shape the next generation of narrative adventure apps.</text:p>
      <text:p text:style-name="Normal"><draw:custom-shape svg:x="0in" svg:y="0in" svg:width="45.51042in" svg:height="0.00139in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">🔗</text:span><text:span text:style-name="T13"><text:s/>Sign up for alpha access:</text:span><text:s/><text:a xlink:href="https://docs.google.com/forms/d/e/1FAIpQLSf0Y_7cZslFFT52hyXFEzbYOhfjorAhh51RR0NRHl7CcGBnlQ/viewform" office:target-frame-name="_top" xlink:show="replace"><text:span text:style-name="Hyperlink">Talewell for Android Alpha</text:span></text:a><text:line-break/><text:span text:style-name="T14">💬</text:span><text:span text:style-name="T15"><text:s/>Learn more:</text:span><text:s/><text:a xlink:href="https://narratoengine.com/talewell/" office:target-frame-name="_top" xlink:show="replace"><text:span text:style-name="Hyperlink">Talewell — Where Stories Come to Life</text:span></text:a><text:line-break/><text:span text:style-name="T16">#Talewell #NarratoEngine #ChooseYourOwnAdventure #InteractiveStories #AlphaTesting #IndieGames #StoryApp</text:span></text:p>
      <text:p text:style-name="Normal"/>
      <text:p text:style-name="Normal">Short Version:</text:p>
      <text:p text:style-name="Normal"/>
      <text:p text:style-name="Normal"><text:span text:style-name="T17">🌿📚</text:span><text:s/><text:span text:style-name="T18">Welcome to Talewell!</text:span><text:line-break/>Your next adventure is only one choice away.<text:line-break/>We’re launching our<text:s/><text:span text:style-name="T19">Android Alpha</text:span><text:s/>and looking for testers who love interactive stories.</text:p>
      <text:p text:style-name="Normal"><text:span text:style-name="T20">✨</text:span><text:s/>Explore choose-your-own-adventure tales<text:line-break/><text:span text:style-name="T21">✨</text:span><text:s/>Help guide the future of the app<text:line-break/><text:span text:style-name="T22">✨</text:span><text:s/>Experience storytelling powered by the new Narrato Engine</text:p>
      <text:p text:style-name="Normal">Ready to shape the story?<text:line-break/><text:span text:style-name="T23">👉</text:span><text:s/>Join the alpha today!<text:s/><text:a xlink:href="https://narratoengine.com/talewell/" office:target-frame-name="_top" xlink:show="replace"><text:span text:style-name="Hyperlink">Talewell — Where Stories Come to Life</text:span></text:a></text:p>
      <text:p text:style-name="Normal"/>
      <text:p text:style-name="Normal">Twitter Version:</text:p>
      <text:p text:style-name="Normal"/>
      <text:p text:style-name="Normal">A new choose-your-own-adventure app where every choice shapes the story.<text:line-break/>We're launching our<text:s/><text:span text:style-name="T24">Android Alpha</text:span><text:s/>and looking for testers!<text:line-break/>Sign up, explore interactive stories, and help us shape the<text:s/>future of Talewell.<text:line-break/><text:span text:style-name="T25">➡</text:span><text:span text:style-name="T26">️</text:span><text:s/>Join the alpha today!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ris Mills</meta:initial-creator>
    <dc:creator>Chris Mills</dc:creator>
    <meta:creation-date>2025-11-17T20:36:00Z</meta:creation-date>
    <dc:date>2025-11-20T02:46:00Z</dc:date>
    <meta:template xlink:href="Normal" xlink:type="simple"/>
    <meta:editing-cycles>5</meta:editing-cycles>
    <meta:editing-duration>PT6120S</meta:editing-duration>
    <meta:document-statistic meta:page-count="1" meta:paragraph-count="16" meta:word-count="286" meta:character-count="1858" meta:row-count="42" meta:non-whitespace-character-count="1588"/>
  </office:meta>
</office:document-meta>
</file>